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August 13, 2021 (07:59:5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3T12:00:08Z</meta:creation-date>
    <dc:date>2021-08-13T12:00:08Z</dc:date>
    <meta:user-defined meta:name="date" meta:value-type="string">August  13, 2021 (07:59:5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